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1.393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0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style:font-name="Droid Sans" fo:font-weight="bold" style:font-weight-asian="bold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5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7" style:family="table-cell" style:parent-style-name="Default">
      <style:text-properties style:font-name="Droid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start" fo:margin-left="0cm"/>
      <style:text-properties fo:color="#999999" style:font-name="Droid Sans" fo:font-weight="normal" style:font-weight-asian="normal" style:font-weight-complex="normal"/>
    </style:style>
    <style:style style:name="ce10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6.628cm"/>
    </style:style>
    <style:style style:name="P1" style:family="paragraph">
      <style:paragraph-properties fo:text-align="justify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5"/>
        <table:table-column table:style-name="co9" table:default-cell-style-name="ce10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P05EJ08 – Enunciado</text:p>
          </table:table-cell>
          <table:table-cell table:number-columns-repeated="8"/>
          <table:table-cell table:style-name="ce1" office:value-type="string">
            <text:p>TP05EJ08 – Tabla de datos de prueba</text:p>
          </table:table-cell>
          <table:table-cell table:style-name="ce1" table:number-columns-repeated="2"/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style-name="Default">
            <draw:frame table:end-cell-address="Hoja1.I17" table:end-x="2.019cm" table:end-y="0.384cm" draw:z-index="0" draw:style-name="gr1" draw:text-style-name="P1" svg:width="16.412cm" svg:height="6.797cm" svg:x="0.111cm" svg:y="0.335cm">
              <draw:text-box>
                <text:p text:style-name="P1"><text:span text:style-name="T1">Se dispone de una lista de 10 grupos de números enteros separados entre ellos por ceros. Se</text:span></text:p>
                <text:p text:style-name="P1"><text:span text:style-name="T1">pide determinar e informar:</text:span></text:p>
                <text:p text:style-name="P1"><text:span text:style-name="T1"/></text:p>
                <text:p text:style-name="P1"><text:span text:style-name="T1">a) El número de grupo con mayor porcentaje de números impares positivos respecto al total de números que forman el grupo.</text:span></text:p>
                <text:p text:style-name="P1"><text:span text:style-name="T1"/></text:p>
                <text:p text:style-name="P1"><text:span text:style-name="T1">b) Para cada grupo el último número primo y en que orden apareció en ese grupo, si en un grupo no hubiera números primos informarlo con un cartel aclaratorio.</text:span></text:p>
                <text:p text:style-name="P1"><text:span text:style-name="T1"/></text:p>
                <text:p text:style-name="P1"><text:span text:style-name="T1">c) Informar cuantos grupos están formados por todos números ordenados de mayor a menor.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/>
              </draw:text-box>
            </draw:frame>
          </table:table-cell>
          <table:table-cell table:number-columns-repeated="8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3" office:value-type="string">
            <text:p>Número</text:p>
          </table:table-cell>
          <table:table-cell table:style-name="ce3" office:value-type="string">
            <text:p>Grupo</text:p>
          </table:table-cell>
          <table:table-cell table:style-name="ce8" table:number-columns-repeated="3"/>
          <table:table-cell/>
          <table:table-cell table:style-name="ce8" table:number-columns-repeated="2"/>
          <table:table-cell/>
        </table:table-row>
        <table:table-row table:style-name="ro2">
          <table:table-cell table:number-columns-repeated="9"/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3"/>
        </table:table-row>
        <table:table-row table:style-name="ro2">
          <table:table-cell table:number-columns-repeated="9"/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P05EJ08 – Observaciones</text:p>
          </table:table-cell>
          <table:table-cell table:number-columns-repeated="8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>
            <draw:frame table:end-cell-address="Hoja1.I34" table:end-x="1.964cm" table:end-y="0.099cm" draw:z-index="1" draw:style-name="gr1" draw:text-style-name="P1" svg:width="16.412cm" svg:height="6.628cm" svg:x="0.056cm" svg:y="0.219cm">
              <draw:text-box>
                <text:p text:style-name="P1"><text:span text:style-name="T1">En el código fuente se limitó la cantidad de grupos de números a 5 para simplificar el ingreso de datos.</text:span></text:p>
                <text:p text:style-name="P1"><text:span text:style-name="T1"/></text:p>
                <text:p text:style-name="P1"><text:span text:style-name="T1"/></text:p>
                <text:p/>
              </draw:text-box>
            </draw:frame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6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3"/>
          <table:table-cell table:style-name="ce2"/>
          <table:table-cell table:number-columns-repeated="7"/>
        </table:table-row>
        <table:table-row table:style-name="ro2">
          <table:table-cell table:number-columns-repeated="9"/>
          <table:table-cell table:style-name="ce3" office:value-type="string">
            <text:p>Punto A</text:p>
          </table:table-cell>
          <table:table-cell table:style-name="ce2"/>
          <table:table-cell table:number-columns-repeated="7"/>
        </table:table-row>
        <table:table-row table:style-name="ro2">
          <table:table-cell table:style-name="Default"/>
          <table:table-cell table:number-columns-repeated="8"/>
          <table:table-cell table:style-name="ce2" office:value-type="string">
            <text:p>Grupo 5</text:p>
          </table:table-cell>
          <table:table-cell table:style-name="ce2"/>
          <table:table-cell table:number-columns-repeated="7"/>
        </table:table-row>
        <table:table-row table:style-name="ro2">
          <table:table-cell table:style-name="Default"/>
          <table:table-cell table:number-columns-repeated="8"/>
          <table:table-cell table:style-name="ce3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Punto B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Nro Grupo</text:p>
          </table:table-cell>
          <table:table-cell table:style-name="ce7" office:value-type="string">
            <text:p>Primo</text:p>
          </table:table-cell>
          <table:table-cell table:style-name="ce7" office:value-type="string">
            <text:p>Posición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8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8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8" office:value-type="float" office:value="4">
            <text:p>4</text:p>
          </table:table-cell>
          <table:table-cell table:style-name="ce12" office:value-type="string">
            <text:p>No hubo primo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8" office:value-type="float" office:value="5">
            <text:p>5</text:p>
          </table:table-cell>
          <table:table-cell table:style-name="ce12" office:value-type="float" office:value="17">
            <text:p>17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2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Punto C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2" office:value-type="string">
            <text:p>3 grupos</text:p>
          </table:table-cell>
          <table:table-cell table:style-name="Default" table:number-columns-repeated="5"/>
          <table:table-cell table:number-columns-repeated="3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6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8:0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4T16:46:37</meta:creation-date>
    <dc:date>2011-04-24T18:01:40</dc:date>
    <meta:editing-duration>PT1H15M3S</meta:editing-duration>
    <meta:editing-cycles>6</meta:editing-cycles>
    <meta:generator>LibreOffice/3.3$Linux LibreOffice_project/330m19$Build-202</meta:generator>
    <meta:print-date>2011-04-24T16:51:13</meta:print-date>
    <meta:document-statistic meta:table-count="3" meta:cell-count="63" meta:object-count="2"/>
  </office:meta>
</office:document-meta>
</file>